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formula="of:=['file:///tmp/work/LibreOffice.Calc.Ref.20201005130116/src/namelist.ods'#$namelist.A2]" office:value-type="float" office:value="1" calcext:value-type="float">
            <text:p>1</text:p>
          </table:table-cell>
          <table:table-cell table:formula="of:=['file:///tmp/work/LibreOffice.Calc.Ref.20201005130116/src/namelist.ods'#$namelist.B2]" office:value-type="string" office:string-value="あまね" calcext:value-type="string">
            <text:p>あまね</text:p>
          </table:table-cell>
          <table:table-cell table:formula="of:=['file:///tmp/work/LibreOffice.Calc.Ref.20201005130116/src/namelist.ods'#$namelist.C2]" office:value-type="string" office:string-value="よしたか" calcext:value-type="string">
            <text:p>よしたか</text:p>
          </table:table-cell>
          <table:table-cell table:formula="of:=['file:///tmp/work/LibreOffice.Calc.Ref.20201005130116/src/namelist.ods'#$namelist.D2]" office:value-type="string" office:string-value="天根" calcext:value-type="string">
            <text:p>天根</text:p>
          </table:table-cell>
          <table:table-cell table:formula="of:=['file:///tmp/work/LibreOffice.Calc.Ref.20201005130116/src/namelist.ods'#$namelist.E2]" office:value-type="string" office:string-value="祥尭" calcext:value-type="string">
            <text:p>祥尭</text:p>
          </table:table-cell>
        </table:table-row>
        <table:table-row table:style-name="ro1">
          <table:table-cell table:formula="of:=['file:///tmp/work/LibreOffice.Calc.Ref.20201005130116/src/namelist.ods'#$namelist.A3]" office:value-type="float" office:value="2" calcext:value-type="float">
            <text:p>2</text:p>
          </table:table-cell>
          <table:table-cell table:formula="of:=['file:///tmp/work/LibreOffice.Calc.Ref.20201005130116/src/namelist.ods'#$namelist.B3]" office:value-type="string" office:string-value="あんの" calcext:value-type="string">
            <text:p>あんの</text:p>
          </table:table-cell>
          <table:table-cell table:formula="of:=['file:///tmp/work/LibreOffice.Calc.Ref.20201005130116/src/namelist.ods'#$namelist.C3]" office:value-type="string" office:string-value="そうご" calcext:value-type="string">
            <text:p>そうご</text:p>
          </table:table-cell>
          <table:table-cell table:formula="of:=['file:///tmp/work/LibreOffice.Calc.Ref.20201005130116/src/namelist.ods'#$namelist.D3]" office:value-type="string" office:string-value="阿武" calcext:value-type="string">
            <text:p>阿武</text:p>
          </table:table-cell>
          <table:table-cell table:formula="of:=['file:///tmp/work/LibreOffice.Calc.Ref.20201005130116/src/namelist.ods'#$namelist.E3]" office:value-type="string" office:string-value="蒼吾" calcext:value-type="string">
            <text:p>蒼吾</text:p>
          </table:table-cell>
        </table:table-row>
        <table:table-row table:style-name="ro1">
          <table:table-cell table:formula="of:=['file:///tmp/work/LibreOffice.Calc.Ref.20201005130116/src/namelist.ods'#$namelist.A4]" office:value-type="float" office:value="3" calcext:value-type="float">
            <text:p>3</text:p>
          </table:table-cell>
          <table:table-cell table:formula="of:=['file:///tmp/work/LibreOffice.Calc.Ref.20201005130116/src/namelist.ods'#$namelist.B4]" office:value-type="string" office:string-value="いしどしろ" calcext:value-type="string">
            <text:p>いしどしろ</text:p>
          </table:table-cell>
          <table:table-cell table:formula="of:=['file:///tmp/work/LibreOffice.Calc.Ref.20201005130116/src/namelist.ods'#$namelist.C4]" office:value-type="string" office:string-value="ゆづき" calcext:value-type="string">
            <text:p>ゆづき</text:p>
          </table:table-cell>
          <table:table-cell table:formula="of:=['file:///tmp/work/LibreOffice.Calc.Ref.20201005130116/src/namelist.ods'#$namelist.D4]" office:value-type="string" office:string-value="石徹白" calcext:value-type="string">
            <text:p>石徹白</text:p>
          </table:table-cell>
          <table:table-cell table:formula="of:=['file:///tmp/work/LibreOffice.Calc.Ref.20201005130116/src/namelist.ods'#$namelist.E4]" office:value-type="string" office:string-value="夕月" calcext:value-type="string">
            <text:p>夕月</text:p>
          </table:table-cell>
        </table:table-row>
        <table:table-row table:style-name="ro1">
          <table:table-cell table:formula="of:=['file:///tmp/work/LibreOffice.Calc.Ref.20201005130116/src/namelist.ods'#$namelist.A5]" office:value-type="float" office:value="4" calcext:value-type="float">
            <text:p>4</text:p>
          </table:table-cell>
          <table:table-cell table:formula="of:=['file:///tmp/work/LibreOffice.Calc.Ref.20201005130116/src/namelist.ods'#$namelist.B5]" office:value-type="string" office:string-value="いずみかわ" calcext:value-type="string">
            <text:p>いずみかわ</text:p>
          </table:table-cell>
          <table:table-cell table:formula="of:=['file:///tmp/work/LibreOffice.Calc.Ref.20201005130116/src/namelist.ods'#$namelist.C5]" office:value-type="string" office:string-value="こうたろう" calcext:value-type="string">
            <text:p>こうたろう</text:p>
          </table:table-cell>
          <table:table-cell table:formula="of:=['file:///tmp/work/LibreOffice.Calc.Ref.20201005130116/src/namelist.ods'#$namelist.D5]" office:value-type="string" office:string-value="泉川" calcext:value-type="string">
            <text:p>泉川</text:p>
          </table:table-cell>
          <table:table-cell table:formula="of:=['file:///tmp/work/LibreOffice.Calc.Ref.20201005130116/src/namelist.ods'#$namelist.E5]" office:value-type="string" office:string-value="皐太郎" calcext:value-type="string">
            <text:p>皐太郎</text:p>
          </table:table-cell>
        </table:table-row>
        <table:table-row table:style-name="ro1">
          <table:table-cell table:formula="of:=['file:///tmp/work/LibreOffice.Calc.Ref.20201005130116/src/namelist.ods'#$namelist.A6]" office:value-type="float" office:value="5" calcext:value-type="float">
            <text:p>5</text:p>
          </table:table-cell>
          <table:table-cell table:formula="of:=['file:///tmp/work/LibreOffice.Calc.Ref.20201005130116/src/namelist.ods'#$namelist.B6]" office:value-type="string" office:string-value="おおうち" calcext:value-type="string">
            <text:p>おおうち</text:p>
          </table:table-cell>
          <table:table-cell table:formula="of:=['file:///tmp/work/LibreOffice.Calc.Ref.20201005130116/src/namelist.ods'#$namelist.C6]" office:value-type="string" office:string-value="あこ" calcext:value-type="string">
            <text:p>あこ</text:p>
          </table:table-cell>
          <table:table-cell table:formula="of:=['file:///tmp/work/LibreOffice.Calc.Ref.20201005130116/src/namelist.ods'#$namelist.D6]" office:value-type="string" office:string-value="太内" calcext:value-type="string">
            <text:p>太内</text:p>
          </table:table-cell>
          <table:table-cell table:formula="of:=['file:///tmp/work/LibreOffice.Calc.Ref.20201005130116/src/namelist.ods'#$namelist.E6]" office:value-type="string" office:string-value="碧子" calcext:value-type="string">
            <text:p>碧子</text:p>
          </table:table-cell>
        </table:table-row>
        <table:table-row table:style-name="ro1">
          <table:table-cell table:formula="of:=['file:///tmp/work/LibreOffice.Calc.Ref.20201005130116/src/namelist.ods'#$namelist.A7]" office:value-type="float" office:value="6" calcext:value-type="float">
            <text:p>6</text:p>
          </table:table-cell>
          <table:table-cell table:formula="of:=['file:///tmp/work/LibreOffice.Calc.Ref.20201005130116/src/namelist.ods'#$namelist.B7]" office:value-type="string" office:string-value="おかもと" calcext:value-type="string">
            <text:p>おかもと</text:p>
          </table:table-cell>
          <table:table-cell table:formula="of:=['file:///tmp/work/LibreOffice.Calc.Ref.20201005130116/src/namelist.ods'#$namelist.C7]" office:value-type="string" office:string-value="かいじ" calcext:value-type="string">
            <text:p>かいじ</text:p>
          </table:table-cell>
          <table:table-cell table:formula="of:=['file:///tmp/work/LibreOffice.Calc.Ref.20201005130116/src/namelist.ods'#$namelist.D7]" office:value-type="string" office:string-value="丘本" calcext:value-type="string">
            <text:p>丘本</text:p>
          </table:table-cell>
          <table:table-cell table:formula="of:=['file:///tmp/work/LibreOffice.Calc.Ref.20201005130116/src/namelist.ods'#$namelist.E7]" office:value-type="string" office:string-value="快示" calcext:value-type="string">
            <text:p>快示</text:p>
          </table:table-cell>
        </table:table-row>
        <table:table-row table:style-name="ro1">
          <table:table-cell table:formula="of:=['file:///tmp/work/LibreOffice.Calc.Ref.20201005130116/src/namelist.ods'#$namelist.A8]" office:value-type="float" office:value="7" calcext:value-type="float">
            <text:p>7</text:p>
          </table:table-cell>
          <table:table-cell table:formula="of:=['file:///tmp/work/LibreOffice.Calc.Ref.20201005130116/src/namelist.ods'#$namelist.B8]" office:value-type="string" office:string-value="おぐに" calcext:value-type="string">
            <text:p>おぐに</text:p>
          </table:table-cell>
          <table:table-cell table:formula="of:=['file:///tmp/work/LibreOffice.Calc.Ref.20201005130116/src/namelist.ods'#$namelist.C8]" office:value-type="string" office:string-value="しょうすけ" calcext:value-type="string">
            <text:p>しょうすけ</text:p>
          </table:table-cell>
          <table:table-cell table:formula="of:=['file:///tmp/work/LibreOffice.Calc.Ref.20201005130116/src/namelist.ods'#$namelist.D8]" office:value-type="string" office:string-value="小國" calcext:value-type="string">
            <text:p>小國</text:p>
          </table:table-cell>
          <table:table-cell table:formula="of:=['file:///tmp/work/LibreOffice.Calc.Ref.20201005130116/src/namelist.ods'#$namelist.E8]" office:value-type="string" office:string-value="章佑" calcext:value-type="string">
            <text:p>章佑</text:p>
          </table:table-cell>
        </table:table-row>
        <table:table-row table:style-name="ro1">
          <table:table-cell table:formula="of:=['file:///tmp/work/LibreOffice.Calc.Ref.20201005130116/src/namelist.ods'#$namelist.A9]" office:value-type="float" office:value="8" calcext:value-type="float">
            <text:p>8</text:p>
          </table:table-cell>
          <table:table-cell table:formula="of:=['file:///tmp/work/LibreOffice.Calc.Ref.20201005130116/src/namelist.ods'#$namelist.B9]" office:value-type="string" office:string-value="おしもと" calcext:value-type="string">
            <text:p>おしもと</text:p>
          </table:table-cell>
          <table:table-cell table:formula="of:=['file:///tmp/work/LibreOffice.Calc.Ref.20201005130116/src/namelist.ods'#$namelist.C9]" office:value-type="string" office:string-value="たくみ" calcext:value-type="string">
            <text:p>たくみ</text:p>
          </table:table-cell>
          <table:table-cell table:formula="of:=['file:///tmp/work/LibreOffice.Calc.Ref.20201005130116/src/namelist.ods'#$namelist.D9]" office:value-type="string" office:string-value="押本" calcext:value-type="string">
            <text:p>押本</text:p>
          </table:table-cell>
          <table:table-cell table:formula="of:=['file:///tmp/work/LibreOffice.Calc.Ref.20201005130116/src/namelist.ods'#$namelist.E9]" office:value-type="string" office:string-value="卓視" calcext:value-type="string">
            <text:p>卓視</text:p>
          </table:table-cell>
        </table:table-row>
        <table:table-row table:style-name="ro1">
          <table:table-cell table:formula="of:=['file:///tmp/work/LibreOffice.Calc.Ref.20201005130116/src/namelist.ods'#$namelist.A10]" office:value-type="float" office:value="9" calcext:value-type="float">
            <text:p>9</text:p>
          </table:table-cell>
          <table:table-cell table:formula="of:=['file:///tmp/work/LibreOffice.Calc.Ref.20201005130116/src/namelist.ods'#$namelist.B10]" office:value-type="string" office:string-value="くらはら" calcext:value-type="string">
            <text:p>くらはら</text:p>
          </table:table-cell>
          <table:table-cell table:formula="of:=['file:///tmp/work/LibreOffice.Calc.Ref.20201005130116/src/namelist.ods'#$namelist.C10]" office:value-type="string" office:string-value="あゆな" calcext:value-type="string">
            <text:p>あゆな</text:p>
          </table:table-cell>
          <table:table-cell table:formula="of:=['file:///tmp/work/LibreOffice.Calc.Ref.20201005130116/src/namelist.ods'#$namelist.D10]" office:value-type="string" office:string-value="倉原" calcext:value-type="string">
            <text:p>倉原</text:p>
          </table:table-cell>
          <table:table-cell table:formula="of:=['file:///tmp/work/LibreOffice.Calc.Ref.20201005130116/src/namelist.ods'#$namelist.E10]" office:value-type="string" office:string-value="安優菜" calcext:value-type="string">
            <text:p>安優菜</text:p>
          </table:table-cell>
        </table:table-row>
        <table:table-row table:style-name="ro1">
          <table:table-cell table:formula="of:=['file:///tmp/work/LibreOffice.Calc.Ref.20201005130116/src/namelist.ods'#$namelist.A11]" office:value-type="float" office:value="10" calcext:value-type="float">
            <text:p>10</text:p>
          </table:table-cell>
          <table:table-cell table:formula="of:=['file:///tmp/work/LibreOffice.Calc.Ref.20201005130116/src/namelist.ods'#$namelist.B11]" office:value-type="string" office:string-value="くらはら" calcext:value-type="string">
            <text:p>くらはら</text:p>
          </table:table-cell>
          <table:table-cell table:formula="of:=['file:///tmp/work/LibreOffice.Calc.Ref.20201005130116/src/namelist.ods'#$namelist.C11]" office:value-type="string" office:string-value="りきまる" calcext:value-type="string">
            <text:p>りきまる</text:p>
          </table:table-cell>
          <table:table-cell table:formula="of:=['file:///tmp/work/LibreOffice.Calc.Ref.20201005130116/src/namelist.ods'#$namelist.D11]" office:value-type="string" office:string-value="倉原" calcext:value-type="string">
            <text:p>倉原</text:p>
          </table:table-cell>
          <table:table-cell table:formula="of:=['file:///tmp/work/LibreOffice.Calc.Ref.20201005130116/src/namelist.ods'#$namelist.E11]" office:value-type="string" office:string-value="理希丸" calcext:value-type="string">
            <text:p>理希丸</text:p>
          </table:table-cell>
        </table:table-row>
        <table:table-row table:style-name="ro1">
          <table:table-cell table:formula="of:=['file:///tmp/work/LibreOffice.Calc.Ref.20201005130116/src/namelist.ods'#$namelist.A12]" office:value-type="float" office:value="11" calcext:value-type="float">
            <text:p>11</text:p>
          </table:table-cell>
          <table:table-cell table:formula="of:=['file:///tmp/work/LibreOffice.Calc.Ref.20201005130116/src/namelist.ods'#$namelist.B12]" office:value-type="string" office:string-value="ごくだん" calcext:value-type="string">
            <text:p>ごくだん</text:p>
          </table:table-cell>
          <table:table-cell table:formula="of:=['file:///tmp/work/LibreOffice.Calc.Ref.20201005130116/src/namelist.ods'#$namelist.C12]" office:value-type="string" office:string-value="みさき" calcext:value-type="string">
            <text:p>みさき</text:p>
          </table:table-cell>
          <table:table-cell table:formula="of:=['file:///tmp/work/LibreOffice.Calc.Ref.20201005130116/src/namelist.ods'#$namelist.D12]" office:value-type="string" office:string-value="極檀" calcext:value-type="string">
            <text:p>極檀</text:p>
          </table:table-cell>
          <table:table-cell table:formula="of:=['file:///tmp/work/LibreOffice.Calc.Ref.20201005130116/src/namelist.ods'#$namelist.E12]" office:value-type="string" office:string-value="実紗己" calcext:value-type="string">
            <text:p>実紗己</text:p>
          </table:table-cell>
        </table:table-row>
        <table:table-row table:style-name="ro1">
          <table:table-cell table:formula="of:=['file:///tmp/work/LibreOffice.Calc.Ref.20201005130116/src/namelist.ods'#$namelist.A13]" office:value-type="float" office:value="12" calcext:value-type="float">
            <text:p>12</text:p>
          </table:table-cell>
          <table:table-cell table:formula="of:=['file:///tmp/work/LibreOffice.Calc.Ref.20201005130116/src/namelist.ods'#$namelist.B13]" office:value-type="string" office:string-value="ごほんぎ" calcext:value-type="string">
            <text:p>ごほんぎ</text:p>
          </table:table-cell>
          <table:table-cell table:formula="of:=['file:///tmp/work/LibreOffice.Calc.Ref.20201005130116/src/namelist.ods'#$namelist.C13]" office:value-type="string" office:string-value="つぐみ" calcext:value-type="string">
            <text:p>つぐみ</text:p>
          </table:table-cell>
          <table:table-cell table:formula="of:=['file:///tmp/work/LibreOffice.Calc.Ref.20201005130116/src/namelist.ods'#$namelist.D13]" office:value-type="string" office:string-value="五本木" calcext:value-type="string">
            <text:p>五本木</text:p>
          </table:table-cell>
          <table:table-cell table:formula="of:=['file:///tmp/work/LibreOffice.Calc.Ref.20201005130116/src/namelist.ods'#$namelist.E13]" office:value-type="string" office:string-value="壬" calcext:value-type="string">
            <text:p>壬</text:p>
          </table:table-cell>
        </table:table-row>
        <table:table-row table:style-name="ro1">
          <table:table-cell table:formula="of:=['file:///tmp/work/LibreOffice.Calc.Ref.20201005130116/src/namelist.ods'#$namelist.A14]" office:value-type="float" office:value="13" calcext:value-type="float">
            <text:p>13</text:p>
          </table:table-cell>
          <table:table-cell table:formula="of:=['file:///tmp/work/LibreOffice.Calc.Ref.20201005130116/src/namelist.ods'#$namelist.B14]" office:value-type="string" office:string-value="さこう" calcext:value-type="string">
            <text:p>さこう</text:p>
          </table:table-cell>
          <table:table-cell table:formula="of:=['file:///tmp/work/LibreOffice.Calc.Ref.20201005130116/src/namelist.ods'#$namelist.C14]" office:value-type="string" office:string-value="ひなの" calcext:value-type="string">
            <text:p>ひなの</text:p>
          </table:table-cell>
          <table:table-cell table:formula="of:=['file:///tmp/work/LibreOffice.Calc.Ref.20201005130116/src/namelist.ods'#$namelist.D14]" office:value-type="string" office:string-value="左向" calcext:value-type="string">
            <text:p>左向</text:p>
          </table:table-cell>
          <table:table-cell table:formula="of:=['file:///tmp/work/LibreOffice.Calc.Ref.20201005130116/src/namelist.ods'#$namelist.E14]" office:value-type="string" office:string-value="柊那乃" calcext:value-type="string">
            <text:p>柊那乃</text:p>
          </table:table-cell>
        </table:table-row>
        <table:table-row table:style-name="ro1">
          <table:table-cell table:formula="of:=['file:///tmp/work/LibreOffice.Calc.Ref.20201005130116/src/namelist.ods'#$namelist.A15]" office:value-type="float" office:value="14" calcext:value-type="float">
            <text:p>14</text:p>
          </table:table-cell>
          <table:table-cell table:formula="of:=['file:///tmp/work/LibreOffice.Calc.Ref.20201005130116/src/namelist.ods'#$namelist.B15]" office:value-type="string" office:string-value="さとがた" calcext:value-type="string">
            <text:p>さとがた</text:p>
          </table:table-cell>
          <table:table-cell table:formula="of:=['file:///tmp/work/LibreOffice.Calc.Ref.20201005130116/src/namelist.ods'#$namelist.C15]" office:value-type="string" office:string-value="さえり" calcext:value-type="string">
            <text:p>さえり</text:p>
          </table:table-cell>
          <table:table-cell table:formula="of:=['file:///tmp/work/LibreOffice.Calc.Ref.20201005130116/src/namelist.ods'#$namelist.D15]" office:value-type="string" office:string-value="里形" calcext:value-type="string">
            <text:p>里形</text:p>
          </table:table-cell>
          <table:table-cell table:formula="of:=['file:///tmp/work/LibreOffice.Calc.Ref.20201005130116/src/namelist.ods'#$namelist.E15]" office:value-type="string" office:string-value="彩里" calcext:value-type="string">
            <text:p>彩里</text:p>
          </table:table-cell>
        </table:table-row>
        <table:table-row table:style-name="ro1">
          <table:table-cell table:formula="of:=['file:///tmp/work/LibreOffice.Calc.Ref.20201005130116/src/namelist.ods'#$namelist.A16]" office:value-type="float" office:value="15" calcext:value-type="float">
            <text:p>15</text:p>
          </table:table-cell>
          <table:table-cell table:formula="of:=['file:///tmp/work/LibreOffice.Calc.Ref.20201005130116/src/namelist.ods'#$namelist.B16]" office:value-type="string" office:string-value="しばくら" calcext:value-type="string">
            <text:p>しばくら</text:p>
          </table:table-cell>
          <table:table-cell table:formula="of:=['file:///tmp/work/LibreOffice.Calc.Ref.20201005130116/src/namelist.ods'#$namelist.C16]" office:value-type="string" office:string-value="しゅんた" calcext:value-type="string">
            <text:p>しゅんた</text:p>
          </table:table-cell>
          <table:table-cell table:formula="of:=['file:///tmp/work/LibreOffice.Calc.Ref.20201005130116/src/namelist.ods'#$namelist.D16]" office:value-type="string" office:string-value="柴倉" calcext:value-type="string">
            <text:p>柴倉</text:p>
          </table:table-cell>
          <table:table-cell table:formula="of:=['file:///tmp/work/LibreOffice.Calc.Ref.20201005130116/src/namelist.ods'#$namelist.E16]" office:value-type="string" office:string-value="竣太" calcext:value-type="string">
            <text:p>竣太</text:p>
          </table:table-cell>
        </table:table-row>
        <table:table-row table:style-name="ro1">
          <table:table-cell table:formula="of:=['file:///tmp/work/LibreOffice.Calc.Ref.20201005130116/src/namelist.ods'#$namelist.A17]" office:value-type="float" office:value="16" calcext:value-type="float">
            <text:p>16</text:p>
          </table:table-cell>
          <table:table-cell table:formula="of:=['file:///tmp/work/LibreOffice.Calc.Ref.20201005130116/src/namelist.ods'#$namelist.B17]" office:value-type="string" office:string-value="しばこうじ" calcext:value-type="string">
            <text:p>しばこうじ</text:p>
          </table:table-cell>
          <table:table-cell table:formula="of:=['file:///tmp/work/LibreOffice.Calc.Ref.20201005130116/src/namelist.ods'#$namelist.C17]" office:value-type="string" office:string-value="あやな" calcext:value-type="string">
            <text:p>あやな</text:p>
          </table:table-cell>
          <table:table-cell table:formula="of:=['file:///tmp/work/LibreOffice.Calc.Ref.20201005130116/src/namelist.ods'#$namelist.D17]" office:value-type="string" office:string-value="芝小路" calcext:value-type="string">
            <text:p>芝小路</text:p>
          </table:table-cell>
          <table:table-cell table:formula="of:=['file:///tmp/work/LibreOffice.Calc.Ref.20201005130116/src/namelist.ods'#$namelist.E17]" office:value-type="string" office:string-value="彬奈" calcext:value-type="string">
            <text:p>彬奈</text:p>
          </table:table-cell>
        </table:table-row>
        <table:table-row table:style-name="ro1">
          <table:table-cell table:formula="of:=['file:///tmp/work/LibreOffice.Calc.Ref.20201005130116/src/namelist.ods'#$namelist.A18]" office:value-type="float" office:value="17" calcext:value-type="float">
            <text:p>17</text:p>
          </table:table-cell>
          <table:table-cell table:formula="of:=['file:///tmp/work/LibreOffice.Calc.Ref.20201005130116/src/namelist.ods'#$namelist.B18]" office:value-type="string" office:string-value="しまばら" calcext:value-type="string">
            <text:p>しまばら</text:p>
          </table:table-cell>
          <table:table-cell table:formula="of:=['file:///tmp/work/LibreOffice.Calc.Ref.20201005130116/src/namelist.ods'#$namelist.C18]" office:value-type="string" office:string-value="まさき" calcext:value-type="string">
            <text:p>まさき</text:p>
          </table:table-cell>
          <table:table-cell table:formula="of:=['file:///tmp/work/LibreOffice.Calc.Ref.20201005130116/src/namelist.ods'#$namelist.D18]" office:value-type="string" office:string-value="嶋原" calcext:value-type="string">
            <text:p>嶋原</text:p>
          </table:table-cell>
          <table:table-cell table:formula="of:=['file:///tmp/work/LibreOffice.Calc.Ref.20201005130116/src/namelist.ods'#$namelist.E18]" office:value-type="string" office:string-value="雅葵" calcext:value-type="string">
            <text:p>雅葵</text:p>
          </table:table-cell>
        </table:table-row>
        <table:table-row table:style-name="ro1">
          <table:table-cell table:formula="of:=['file:///tmp/work/LibreOffice.Calc.Ref.20201005130116/src/namelist.ods'#$namelist.A19]" office:value-type="float" office:value="18" calcext:value-type="float">
            <text:p>18</text:p>
          </table:table-cell>
          <table:table-cell table:formula="of:=['file:///tmp/work/LibreOffice.Calc.Ref.20201005130116/src/namelist.ods'#$namelist.B19]" office:value-type="string" office:string-value="しんごく" calcext:value-type="string">
            <text:p>しんごく</text:p>
          </table:table-cell>
          <table:table-cell table:formula="of:=['file:///tmp/work/LibreOffice.Calc.Ref.20201005130116/src/namelist.ods'#$namelist.C19]" office:value-type="string" office:string-value="やすあき" calcext:value-type="string">
            <text:p>やすあき</text:p>
          </table:table-cell>
          <table:table-cell table:formula="of:=['file:///tmp/work/LibreOffice.Calc.Ref.20201005130116/src/namelist.ods'#$namelist.D19]" office:value-type="string" office:string-value="新極" calcext:value-type="string">
            <text:p>新極</text:p>
          </table:table-cell>
          <table:table-cell table:formula="of:=['file:///tmp/work/LibreOffice.Calc.Ref.20201005130116/src/namelist.ods'#$namelist.E19]" office:value-type="string" office:string-value="靖明" calcext:value-type="string">
            <text:p>靖明</text:p>
          </table:table-cell>
        </table:table-row>
        <table:table-row table:style-name="ro1">
          <table:table-cell table:formula="of:=['file:///tmp/work/LibreOffice.Calc.Ref.20201005130116/src/namelist.ods'#$namelist.A20]" office:value-type="float" office:value="19" calcext:value-type="float">
            <text:p>19</text:p>
          </table:table-cell>
          <table:table-cell table:formula="of:=['file:///tmp/work/LibreOffice.Calc.Ref.20201005130116/src/namelist.ods'#$namelist.B20]" office:value-type="string" office:string-value="しんじゃく" calcext:value-type="string">
            <text:p>しんじゃく</text:p>
          </table:table-cell>
          <table:table-cell table:formula="of:=['file:///tmp/work/LibreOffice.Calc.Ref.20201005130116/src/namelist.ods'#$namelist.C20]" office:value-type="string" office:string-value="こうせい" calcext:value-type="string">
            <text:p>こうせい</text:p>
          </table:table-cell>
          <table:table-cell table:formula="of:=['file:///tmp/work/LibreOffice.Calc.Ref.20201005130116/src/namelist.ods'#$namelist.D20]" office:value-type="string" office:string-value="新尺" calcext:value-type="string">
            <text:p>新尺</text:p>
          </table:table-cell>
          <table:table-cell table:formula="of:=['file:///tmp/work/LibreOffice.Calc.Ref.20201005130116/src/namelist.ods'#$namelist.E20]" office:value-type="string" office:string-value="皐星" calcext:value-type="string">
            <text:p>皐星</text:p>
          </table:table-cell>
        </table:table-row>
        <table:table-row table:style-name="ro1">
          <table:table-cell table:formula="of:=['file:///tmp/work/LibreOffice.Calc.Ref.20201005130116/src/namelist.ods'#$namelist.A21]" office:value-type="float" office:value="20" calcext:value-type="float">
            <text:p>20</text:p>
          </table:table-cell>
          <table:table-cell table:formula="of:=['file:///tmp/work/LibreOffice.Calc.Ref.20201005130116/src/namelist.ods'#$namelist.B21]" office:value-type="string" office:string-value="じょうこうじ" calcext:value-type="string">
            <text:p>じょうこうじ</text:p>
          </table:table-cell>
          <table:table-cell table:formula="of:=['file:///tmp/work/LibreOffice.Calc.Ref.20201005130116/src/namelist.ods'#$namelist.C21]" office:value-type="string" office:string-value="かよ" calcext:value-type="string">
            <text:p>かよ</text:p>
          </table:table-cell>
          <table:table-cell table:formula="of:=['file:///tmp/work/LibreOffice.Calc.Ref.20201005130116/src/namelist.ods'#$namelist.D21]" office:value-type="string" office:string-value="城光寺" calcext:value-type="string">
            <text:p>城光寺</text:p>
          </table:table-cell>
          <table:table-cell table:formula="of:=['file:///tmp/work/LibreOffice.Calc.Ref.20201005130116/src/namelist.ods'#$namelist.E21]" office:value-type="string" office:string-value="カヨ" calcext:value-type="string">
            <text:p>カヨ</text:p>
          </table:table-cell>
        </table:table-row>
        <table:table-row table:style-name="ro1">
          <table:table-cell table:formula="of:=['file:///tmp/work/LibreOffice.Calc.Ref.20201005130116/src/namelist.ods'#$namelist.A22]" office:value-type="float" office:value="21" calcext:value-type="float">
            <text:p>21</text:p>
          </table:table-cell>
          <table:table-cell table:formula="of:=['file:///tmp/work/LibreOffice.Calc.Ref.20201005130116/src/namelist.ods'#$namelist.B22]" office:value-type="string" office:string-value="すがやま" calcext:value-type="string">
            <text:p>すがやま</text:p>
          </table:table-cell>
          <table:table-cell table:formula="of:=['file:///tmp/work/LibreOffice.Calc.Ref.20201005130116/src/namelist.ods'#$namelist.C22]" office:value-type="string" office:string-value="みくり" calcext:value-type="string">
            <text:p>みくり</text:p>
          </table:table-cell>
          <table:table-cell table:formula="of:=['file:///tmp/work/LibreOffice.Calc.Ref.20201005130116/src/namelist.ods'#$namelist.D22]" office:value-type="string" office:string-value="菅山" calcext:value-type="string">
            <text:p>菅山</text:p>
          </table:table-cell>
          <table:table-cell table:formula="of:=['file:///tmp/work/LibreOffice.Calc.Ref.20201005130116/src/namelist.ods'#$namelist.E22]" office:value-type="string" office:string-value="実空里" calcext:value-type="string">
            <text:p>実空里</text:p>
          </table:table-cell>
        </table:table-row>
        <table:table-row table:style-name="ro1">
          <table:table-cell table:formula="of:=['file:///tmp/work/LibreOffice.Calc.Ref.20201005130116/src/namelist.ods'#$namelist.A23]" office:value-type="float" office:value="22" calcext:value-type="float">
            <text:p>22</text:p>
          </table:table-cell>
          <table:table-cell table:formula="of:=['file:///tmp/work/LibreOffice.Calc.Ref.20201005130116/src/namelist.ods'#$namelist.B23]" office:value-type="string" office:string-value="たきひら" calcext:value-type="string">
            <text:p>たきひら</text:p>
          </table:table-cell>
          <table:table-cell table:formula="of:=['file:///tmp/work/LibreOffice.Calc.Ref.20201005130116/src/namelist.ods'#$namelist.C23]" office:value-type="string" office:string-value="あさみ" calcext:value-type="string">
            <text:p>あさみ</text:p>
          </table:table-cell>
          <table:table-cell table:formula="of:=['file:///tmp/work/LibreOffice.Calc.Ref.20201005130116/src/namelist.ods'#$namelist.D23]" office:value-type="string" office:string-value="滝平" calcext:value-type="string">
            <text:p>滝平</text:p>
          </table:table-cell>
          <table:table-cell table:formula="of:=['file:///tmp/work/LibreOffice.Calc.Ref.20201005130116/src/namelist.ods'#$namelist.E23]" office:value-type="string" office:string-value="愛桜美" calcext:value-type="string">
            <text:p>愛桜美</text:p>
          </table:table-cell>
        </table:table-row>
        <table:table-row table:style-name="ro1">
          <table:table-cell table:formula="of:=['file:///tmp/work/LibreOffice.Calc.Ref.20201005130116/src/namelist.ods'#$namelist.A24]" office:value-type="float" office:value="23" calcext:value-type="float">
            <text:p>23</text:p>
          </table:table-cell>
          <table:table-cell table:formula="of:=['file:///tmp/work/LibreOffice.Calc.Ref.20201005130116/src/namelist.ods'#$namelist.B24]" office:value-type="string" office:string-value="たちなり" calcext:value-type="string">
            <text:p>たちなり</text:p>
          </table:table-cell>
          <table:table-cell table:formula="of:=['file:///tmp/work/LibreOffice.Calc.Ref.20201005130116/src/namelist.ods'#$namelist.C24]" office:value-type="string" office:string-value="しょういちろう" calcext:value-type="string">
            <text:p>しょういちろう</text:p>
          </table:table-cell>
          <table:table-cell table:formula="of:=['file:///tmp/work/LibreOffice.Calc.Ref.20201005130116/src/namelist.ods'#$namelist.D24]" office:value-type="string" office:string-value="立成" calcext:value-type="string">
            <text:p>立成</text:p>
          </table:table-cell>
          <table:table-cell table:formula="of:=['file:///tmp/work/LibreOffice.Calc.Ref.20201005130116/src/namelist.ods'#$namelist.E24]" office:value-type="string" office:string-value="彰一朗" calcext:value-type="string">
            <text:p>彰一朗</text:p>
          </table:table-cell>
        </table:table-row>
        <table:table-row table:style-name="ro1">
          <table:table-cell table:formula="of:=['file:///tmp/work/LibreOffice.Calc.Ref.20201005130116/src/namelist.ods'#$namelist.A25]" office:value-type="float" office:value="24" calcext:value-type="float">
            <text:p>24</text:p>
          </table:table-cell>
          <table:table-cell table:formula="of:=['file:///tmp/work/LibreOffice.Calc.Ref.20201005130116/src/namelist.ods'#$namelist.B25]" office:value-type="string" office:string-value="ちかひら" calcext:value-type="string">
            <text:p>ちかひら</text:p>
          </table:table-cell>
          <table:table-cell table:formula="of:=['file:///tmp/work/LibreOffice.Calc.Ref.20201005130116/src/namelist.ods'#$namelist.C25]" office:value-type="string" office:string-value="たまよ" calcext:value-type="string">
            <text:p>たまよ</text:p>
          </table:table-cell>
          <table:table-cell table:formula="of:=['file:///tmp/work/LibreOffice.Calc.Ref.20201005130116/src/namelist.ods'#$namelist.D25]" office:value-type="string" office:string-value="近平" calcext:value-type="string">
            <text:p>近平</text:p>
          </table:table-cell>
          <table:table-cell table:formula="of:=['file:///tmp/work/LibreOffice.Calc.Ref.20201005130116/src/namelist.ods'#$namelist.E25]" office:value-type="string" office:string-value="多磨代" calcext:value-type="string">
            <text:p>多磨代</text:p>
          </table:table-cell>
        </table:table-row>
        <table:table-row table:style-name="ro1">
          <table:table-cell table:formula="of:=['file:///tmp/work/LibreOffice.Calc.Ref.20201005130116/src/namelist.ods'#$namelist.A26]" office:value-type="float" office:value="25" calcext:value-type="float">
            <text:p>25</text:p>
          </table:table-cell>
          <table:table-cell table:formula="of:=['file:///tmp/work/LibreOffice.Calc.Ref.20201005130116/src/namelist.ods'#$namelist.B26]" office:value-type="string" office:string-value="ちょうえい" calcext:value-type="string">
            <text:p>ちょうえい</text:p>
          </table:table-cell>
          <table:table-cell table:formula="of:=['file:///tmp/work/LibreOffice.Calc.Ref.20201005130116/src/namelist.ods'#$namelist.C26]" office:value-type="string" office:string-value="れいみ" calcext:value-type="string">
            <text:p>れいみ</text:p>
          </table:table-cell>
          <table:table-cell table:formula="of:=['file:///tmp/work/LibreOffice.Calc.Ref.20201005130116/src/namelist.ods'#$namelist.D26]" office:value-type="string" office:string-value="長栄" calcext:value-type="string">
            <text:p>長栄</text:p>
          </table:table-cell>
          <table:table-cell table:formula="of:=['file:///tmp/work/LibreOffice.Calc.Ref.20201005130116/src/namelist.ods'#$namelist.E26]" office:value-type="string" office:string-value="玲未" calcext:value-type="string">
            <text:p>玲未</text:p>
          </table:table-cell>
        </table:table-row>
        <table:table-row table:style-name="ro1">
          <table:table-cell table:formula="of:=['file:///tmp/work/LibreOffice.Calc.Ref.20201005130116/src/namelist.ods'#$namelist.A27]" office:value-type="float" office:value="26" calcext:value-type="float">
            <text:p>26</text:p>
          </table:table-cell>
          <table:table-cell table:formula="of:=['file:///tmp/work/LibreOffice.Calc.Ref.20201005130116/src/namelist.ods'#$namelist.B27]" office:value-type="string" office:string-value="とねがわ" calcext:value-type="string">
            <text:p>とねがわ</text:p>
          </table:table-cell>
          <table:table-cell table:formula="of:=['file:///tmp/work/LibreOffice.Calc.Ref.20201005130116/src/namelist.ods'#$namelist.C27]" office:value-type="string" office:string-value="みおな" calcext:value-type="string">
            <text:p>みおな</text:p>
          </table:table-cell>
          <table:table-cell table:formula="of:=['file:///tmp/work/LibreOffice.Calc.Ref.20201005130116/src/namelist.ods'#$namelist.D27]" office:value-type="string" office:string-value="舎川" calcext:value-type="string">
            <text:p>舎川</text:p>
          </table:table-cell>
          <table:table-cell table:formula="of:=['file:///tmp/work/LibreOffice.Calc.Ref.20201005130116/src/namelist.ods'#$namelist.E27]" office:value-type="string" office:string-value="澪名" calcext:value-type="string">
            <text:p>澪名</text:p>
          </table:table-cell>
        </table:table-row>
        <table:table-row table:style-name="ro1">
          <table:table-cell table:formula="of:=['file:///tmp/work/LibreOffice.Calc.Ref.20201005130116/src/namelist.ods'#$namelist.A28]" office:value-type="float" office:value="27" calcext:value-type="float">
            <text:p>27</text:p>
          </table:table-cell>
          <table:table-cell table:formula="of:=['file:///tmp/work/LibreOffice.Calc.Ref.20201005130116/src/namelist.ods'#$namelist.B28]" office:value-type="string" office:string-value="はんじ" calcext:value-type="string">
            <text:p>はんじ</text:p>
          </table:table-cell>
          <table:table-cell table:formula="of:=['file:///tmp/work/LibreOffice.Calc.Ref.20201005130116/src/namelist.ods'#$namelist.C28]" office:value-type="string" office:string-value="ゆうき" calcext:value-type="string">
            <text:p>ゆうき</text:p>
          </table:table-cell>
          <table:table-cell table:formula="of:=['file:///tmp/work/LibreOffice.Calc.Ref.20201005130116/src/namelist.ods'#$namelist.D28]" office:value-type="string" office:string-value="判治" calcext:value-type="string">
            <text:p>判治</text:p>
          </table:table-cell>
          <table:table-cell table:formula="of:=['file:///tmp/work/LibreOffice.Calc.Ref.20201005130116/src/namelist.ods'#$namelist.E28]" office:value-type="string" office:string-value="優規" calcext:value-type="string">
            <text:p>優規</text:p>
          </table:table-cell>
        </table:table-row>
        <table:table-row table:style-name="ro1">
          <table:table-cell table:formula="of:=['file:///tmp/work/LibreOffice.Calc.Ref.20201005130116/src/namelist.ods'#$namelist.A29]" office:value-type="float" office:value="28" calcext:value-type="float">
            <text:p>28</text:p>
          </table:table-cell>
          <table:table-cell table:formula="of:=['file:///tmp/work/LibreOffice.Calc.Ref.20201005130116/src/namelist.ods'#$namelist.B29]" office:value-type="string" office:string-value="ひがしだ" calcext:value-type="string">
            <text:p>ひがしだ</text:p>
          </table:table-cell>
          <table:table-cell table:formula="of:=['file:///tmp/work/LibreOffice.Calc.Ref.20201005130116/src/namelist.ods'#$namelist.C29]" office:value-type="string" office:string-value="あきほ" calcext:value-type="string">
            <text:p>あきほ</text:p>
          </table:table-cell>
          <table:table-cell table:formula="of:=['file:///tmp/work/LibreOffice.Calc.Ref.20201005130116/src/namelist.ods'#$namelist.D29]" office:value-type="string" office:string-value="東田" calcext:value-type="string">
            <text:p>東田</text:p>
          </table:table-cell>
          <table:table-cell table:formula="of:=['file:///tmp/work/LibreOffice.Calc.Ref.20201005130116/src/namelist.ods'#$namelist.E29]" office:value-type="string" office:string-value="晶保" calcext:value-type="string">
            <text:p>晶保</text:p>
          </table:table-cell>
        </table:table-row>
        <table:table-row table:style-name="ro1">
          <table:table-cell table:formula="of:=['file:///tmp/work/LibreOffice.Calc.Ref.20201005130116/src/namelist.ods'#$namelist.A30]" office:value-type="float" office:value="29" calcext:value-type="float">
            <text:p>29</text:p>
          </table:table-cell>
          <table:table-cell table:formula="of:=['file:///tmp/work/LibreOffice.Calc.Ref.20201005130116/src/namelist.ods'#$namelist.B30]" office:value-type="string" office:string-value="ひだに" calcext:value-type="string">
            <text:p>ひだに</text:p>
          </table:table-cell>
          <table:table-cell table:formula="of:=['file:///tmp/work/LibreOffice.Calc.Ref.20201005130116/src/namelist.ods'#$namelist.C30]" office:value-type="string" office:string-value="みはる" calcext:value-type="string">
            <text:p>みはる</text:p>
          </table:table-cell>
          <table:table-cell table:formula="of:=['file:///tmp/work/LibreOffice.Calc.Ref.20201005130116/src/namelist.ods'#$namelist.D30]" office:value-type="string" office:string-value="比谷" calcext:value-type="string">
            <text:p>比谷</text:p>
          </table:table-cell>
          <table:table-cell table:formula="of:=['file:///tmp/work/LibreOffice.Calc.Ref.20201005130116/src/namelist.ods'#$namelist.E30]" office:value-type="string" office:string-value="海悠" calcext:value-type="string">
            <text:p>海悠</text:p>
          </table:table-cell>
        </table:table-row>
        <table:table-row table:style-name="ro1">
          <table:table-cell table:formula="of:=['file:///tmp/work/LibreOffice.Calc.Ref.20201005130116/src/namelist.ods'#$namelist.A31]" office:value-type="float" office:value="30" calcext:value-type="float">
            <text:p>30</text:p>
          </table:table-cell>
          <table:table-cell table:formula="of:=['file:///tmp/work/LibreOffice.Calc.Ref.20201005130116/src/namelist.ods'#$namelist.B31]" office:value-type="string" office:string-value="ひゃくとみ" calcext:value-type="string">
            <text:p>ひゃくとみ</text:p>
          </table:table-cell>
          <table:table-cell table:formula="of:=['file:///tmp/work/LibreOffice.Calc.Ref.20201005130116/src/namelist.ods'#$namelist.C31]" office:value-type="string" office:string-value="としみつ" calcext:value-type="string">
            <text:p>としみつ</text:p>
          </table:table-cell>
          <table:table-cell table:formula="of:=['file:///tmp/work/LibreOffice.Calc.Ref.20201005130116/src/namelist.ods'#$namelist.D31]" office:value-type="string" office:string-value="百富" calcext:value-type="string">
            <text:p>百富</text:p>
          </table:table-cell>
          <table:table-cell table:formula="of:=['file:///tmp/work/LibreOffice.Calc.Ref.20201005130116/src/namelist.ods'#$namelist.E31]" office:value-type="string" office:string-value="英美" calcext:value-type="string">
            <text:p>英美</text:p>
          </table:table-cell>
        </table:table-row>
        <table:table-row table:style-name="ro1">
          <table:table-cell table:formula="of:=['file:///tmp/work/LibreOffice.Calc.Ref.20201005130116/src/namelist.ods'#$namelist.A32]" office:value-type="float" office:value="31" calcext:value-type="float">
            <text:p>31</text:p>
          </table:table-cell>
          <table:table-cell table:formula="of:=['file:///tmp/work/LibreOffice.Calc.Ref.20201005130116/src/namelist.ods'#$namelist.B32]" office:value-type="string" office:string-value="ふじなわ" calcext:value-type="string">
            <text:p>ふじなわ</text:p>
          </table:table-cell>
          <table:table-cell table:formula="of:=['file:///tmp/work/LibreOffice.Calc.Ref.20201005130116/src/namelist.ods'#$namelist.C32]" office:value-type="string" office:string-value="わかな" calcext:value-type="string">
            <text:p>わかな</text:p>
          </table:table-cell>
          <table:table-cell table:formula="of:=['file:///tmp/work/LibreOffice.Calc.Ref.20201005130116/src/namelist.ods'#$namelist.D32]" office:value-type="string" office:string-value="冨士縄" calcext:value-type="string">
            <text:p>冨士縄</text:p>
          </table:table-cell>
          <table:table-cell table:formula="of:=['file:///tmp/work/LibreOffice.Calc.Ref.20201005130116/src/namelist.ods'#$namelist.E32]" office:value-type="string" office:string-value="禾榎和" calcext:value-type="string">
            <text:p>禾榎和</text:p>
          </table:table-cell>
        </table:table-row>
        <table:table-row table:style-name="ro1">
          <table:table-cell table:formula="of:=['file:///tmp/work/LibreOffice.Calc.Ref.20201005130116/src/namelist.ods'#$namelist.A33]" office:value-type="float" office:value="32" calcext:value-type="float">
            <text:p>32</text:p>
          </table:table-cell>
          <table:table-cell table:formula="of:=['file:///tmp/work/LibreOffice.Calc.Ref.20201005130116/src/namelist.ods'#$namelist.B33]" office:value-type="string" office:string-value="ふせぎ" calcext:value-type="string">
            <text:p>ふせぎ</text:p>
          </table:table-cell>
          <table:table-cell table:formula="of:=['file:///tmp/work/LibreOffice.Calc.Ref.20201005130116/src/namelist.ods'#$namelist.C33]" office:value-type="string" office:string-value="しゅんのすけ" calcext:value-type="string">
            <text:p>しゅんのすけ</text:p>
          </table:table-cell>
          <table:table-cell table:formula="of:=['file:///tmp/work/LibreOffice.Calc.Ref.20201005130116/src/namelist.ods'#$namelist.D33]" office:value-type="string" office:string-value="伏木" calcext:value-type="string">
            <text:p>伏木</text:p>
          </table:table-cell>
          <table:table-cell table:formula="of:=['file:///tmp/work/LibreOffice.Calc.Ref.20201005130116/src/namelist.ods'#$namelist.E33]" office:value-type="string" office:string-value="淳之介" calcext:value-type="string">
            <text:p>淳之介</text:p>
          </table:table-cell>
        </table:table-row>
        <table:table-row table:style-name="ro1">
          <table:table-cell table:formula="of:=['file:///tmp/work/LibreOffice.Calc.Ref.20201005130116/src/namelist.ods'#$namelist.A34]" office:value-type="float" office:value="33" calcext:value-type="float">
            <text:p>33</text:p>
          </table:table-cell>
          <table:table-cell table:formula="of:=['file:///tmp/work/LibreOffice.Calc.Ref.20201005130116/src/namelist.ods'#$namelist.B34]" office:value-type="string" office:string-value="ふだもと" calcext:value-type="string">
            <text:p>ふだもと</text:p>
          </table:table-cell>
          <table:table-cell table:formula="of:=['file:///tmp/work/LibreOffice.Calc.Ref.20201005130116/src/namelist.ods'#$namelist.C34]" office:value-type="string" office:string-value="まさお" calcext:value-type="string">
            <text:p>まさお</text:p>
          </table:table-cell>
          <table:table-cell table:formula="of:=['file:///tmp/work/LibreOffice.Calc.Ref.20201005130116/src/namelist.ods'#$namelist.D34]" office:value-type="string" office:string-value="札元" calcext:value-type="string">
            <text:p>札元</text:p>
          </table:table-cell>
          <table:table-cell table:formula="of:=['file:///tmp/work/LibreOffice.Calc.Ref.20201005130116/src/namelist.ods'#$namelist.E34]" office:value-type="string" office:string-value="正緒" calcext:value-type="string">
            <text:p>正緒</text:p>
          </table:table-cell>
        </table:table-row>
        <table:table-row table:style-name="ro1">
          <table:table-cell table:formula="of:=['file:///tmp/work/LibreOffice.Calc.Ref.20201005130116/src/namelist.ods'#$namelist.A35]" office:value-type="float" office:value="34" calcext:value-type="float">
            <text:p>34</text:p>
          </table:table-cell>
          <table:table-cell table:formula="of:=['file:///tmp/work/LibreOffice.Calc.Ref.20201005130116/src/namelist.ods'#$namelist.B35]" office:value-type="string" office:string-value="まちや" calcext:value-type="string">
            <text:p>まちや</text:p>
          </table:table-cell>
          <table:table-cell table:formula="of:=['file:///tmp/work/LibreOffice.Calc.Ref.20201005130116/src/namelist.ods'#$namelist.C35]" office:value-type="string" office:string-value="たいこう" calcext:value-type="string">
            <text:p>たいこう</text:p>
          </table:table-cell>
          <table:table-cell table:formula="of:=['file:///tmp/work/LibreOffice.Calc.Ref.20201005130116/src/namelist.ods'#$namelist.D35]" office:value-type="string" office:string-value="町谷" calcext:value-type="string">
            <text:p>町谷</text:p>
          </table:table-cell>
          <table:table-cell table:formula="of:=['file:///tmp/work/LibreOffice.Calc.Ref.20201005130116/src/namelist.ods'#$namelist.E35]" office:value-type="string" office:string-value="大甲" calcext:value-type="string">
            <text:p>大甲</text:p>
          </table:table-cell>
        </table:table-row>
        <table:table-row table:style-name="ro1">
          <table:table-cell table:formula="of:=['file:///tmp/work/LibreOffice.Calc.Ref.20201005130116/src/namelist.ods'#$namelist.A36]" office:value-type="float" office:value="35" calcext:value-type="float">
            <text:p>35</text:p>
          </table:table-cell>
          <table:table-cell table:formula="of:=['file:///tmp/work/LibreOffice.Calc.Ref.20201005130116/src/namelist.ods'#$namelist.B36]" office:value-type="string" office:string-value="みたに" calcext:value-type="string">
            <text:p>みたに</text:p>
          </table:table-cell>
          <table:table-cell table:formula="of:=['file:///tmp/work/LibreOffice.Calc.Ref.20201005130116/src/namelist.ods'#$namelist.C36]" office:value-type="string" office:string-value="ただひで" calcext:value-type="string">
            <text:p>ただひで</text:p>
          </table:table-cell>
          <table:table-cell table:formula="of:=['file:///tmp/work/LibreOffice.Calc.Ref.20201005130116/src/namelist.ods'#$namelist.D36]" office:value-type="string" office:string-value="美谷" calcext:value-type="string">
            <text:p>美谷</text:p>
          </table:table-cell>
          <table:table-cell table:formula="of:=['file:///tmp/work/LibreOffice.Calc.Ref.20201005130116/src/namelist.ods'#$namelist.E36]" office:value-type="string" office:string-value="唯偉" calcext:value-type="string">
            <text:p>唯偉</text:p>
          </table:table-cell>
        </table:table-row>
        <table:table-row table:style-name="ro1">
          <table:table-cell table:formula="of:=['file:///tmp/work/LibreOffice.Calc.Ref.20201005130116/src/namelist.ods'#$namelist.A37]" office:value-type="float" office:value="36" calcext:value-type="float">
            <text:p>36</text:p>
          </table:table-cell>
          <table:table-cell table:formula="of:=['file:///tmp/work/LibreOffice.Calc.Ref.20201005130116/src/namelist.ods'#$namelist.B37]" office:value-type="string" office:string-value="みつゆ" calcext:value-type="string">
            <text:p>みつゆ</text:p>
          </table:table-cell>
          <table:table-cell table:formula="of:=['file:///tmp/work/LibreOffice.Calc.Ref.20201005130116/src/namelist.ods'#$namelist.C37]" office:value-type="string" office:string-value="あゆか" calcext:value-type="string">
            <text:p>あゆか</text:p>
          </table:table-cell>
          <table:table-cell table:formula="of:=['file:///tmp/work/LibreOffice.Calc.Ref.20201005130116/src/namelist.ods'#$namelist.D37]" office:value-type="string" office:string-value="三露" calcext:value-type="string">
            <text:p>三露</text:p>
          </table:table-cell>
          <table:table-cell table:formula="of:=['file:///tmp/work/LibreOffice.Calc.Ref.20201005130116/src/namelist.ods'#$namelist.E37]" office:value-type="string" office:string-value="鮎華" calcext:value-type="string">
            <text:p>鮎華</text:p>
          </table:table-cell>
        </table:table-row>
        <table:table-row table:style-name="ro1">
          <table:table-cell table:formula="of:=['file:///tmp/work/LibreOffice.Calc.Ref.20201005130116/src/namelist.ods'#$namelist.A38]" office:value-type="float" office:value="37" calcext:value-type="float">
            <text:p>37</text:p>
          </table:table-cell>
          <table:table-cell table:formula="of:=['file:///tmp/work/LibreOffice.Calc.Ref.20201005130116/src/namelist.ods'#$namelist.B38]" office:value-type="string" office:string-value="もんの" calcext:value-type="string">
            <text:p>もんの</text:p>
          </table:table-cell>
          <table:table-cell table:formula="of:=['file:///tmp/work/LibreOffice.Calc.Ref.20201005130116/src/namelist.ods'#$namelist.C38]" office:value-type="string" office:string-value="まゆ" calcext:value-type="string">
            <text:p>まゆ</text:p>
          </table:table-cell>
          <table:table-cell table:formula="of:=['file:///tmp/work/LibreOffice.Calc.Ref.20201005130116/src/namelist.ods'#$namelist.D38]" office:value-type="string" office:string-value="門野" calcext:value-type="string">
            <text:p>門野</text:p>
          </table:table-cell>
          <table:table-cell table:formula="of:=['file:///tmp/work/LibreOffice.Calc.Ref.20201005130116/src/namelist.ods'#$namelist.E38]" office:value-type="string" office:string-value="真弓" calcext:value-type="string">
            <text:p>真弓</text:p>
          </table:table-cell>
        </table:table-row>
        <table:table-row table:style-name="ro1">
          <table:table-cell table:formula="of:=['file:///tmp/work/LibreOffice.Calc.Ref.20201005130116/src/namelist.ods'#$namelist.A39]" office:value-type="float" office:value="38" calcext:value-type="float">
            <text:p>38</text:p>
          </table:table-cell>
          <table:table-cell table:formula="of:=['file:///tmp/work/LibreOffice.Calc.Ref.20201005130116/src/namelist.ods'#$namelist.B39]" office:value-type="string" office:string-value="やえしま" calcext:value-type="string">
            <text:p>やえしま</text:p>
          </table:table-cell>
          <table:table-cell table:formula="of:=['file:///tmp/work/LibreOffice.Calc.Ref.20201005130116/src/namelist.ods'#$namelist.C39]" office:value-type="string" office:string-value="れいき" calcext:value-type="string">
            <text:p>れいき</text:p>
          </table:table-cell>
          <table:table-cell table:formula="of:=['file:///tmp/work/LibreOffice.Calc.Ref.20201005130116/src/namelist.ods'#$namelist.D39]" office:value-type="string" office:string-value="八重嶋" calcext:value-type="string">
            <text:p>八重嶋</text:p>
          </table:table-cell>
          <table:table-cell table:formula="of:=['file:///tmp/work/LibreOffice.Calc.Ref.20201005130116/src/namelist.ods'#$namelist.E39]" office:value-type="string" office:string-value="黎輝" calcext:value-type="string">
            <text:p>黎輝</text:p>
          </table:table-cell>
        </table:table-row>
        <table:table-row table:style-name="ro1">
          <table:table-cell table:formula="of:=['file:///tmp/work/LibreOffice.Calc.Ref.20201005130116/src/namelist.ods'#$namelist.A40]" office:value-type="float" office:value="39" calcext:value-type="float">
            <text:p>39</text:p>
          </table:table-cell>
          <table:table-cell table:formula="of:=['file:///tmp/work/LibreOffice.Calc.Ref.20201005130116/src/namelist.ods'#$namelist.B40]" office:value-type="string" office:string-value="わだぐり" calcext:value-type="string">
            <text:p>わだぐり</text:p>
          </table:table-cell>
          <table:table-cell table:formula="of:=['file:///tmp/work/LibreOffice.Calc.Ref.20201005130116/src/namelist.ods'#$namelist.C40]" office:value-type="string" office:string-value="けいすけ" calcext:value-type="string">
            <text:p>けいすけ</text:p>
          </table:table-cell>
          <table:table-cell table:formula="of:=['file:///tmp/work/LibreOffice.Calc.Ref.20201005130116/src/namelist.ods'#$namelist.D40]" office:value-type="string" office:string-value="和田栗" calcext:value-type="string">
            <text:p>和田栗</text:p>
          </table:table-cell>
          <table:table-cell table:formula="of:=['file:///tmp/work/LibreOffice.Calc.Ref.20201005130116/src/namelist.ods'#$namelist.E40]" office:value-type="string" office:string-value="圭將" calcext:value-type="string">
            <text:p>圭將</text:p>
          </table:table-cell>
        </table:table-row>
        <table:table-row table:style-name="ro1">
          <table:table-cell table:formula="of:=['file:///tmp/work/LibreOffice.Calc.Ref.20201005130116/src/namelist.ods'#$namelist.A41]" office:value-type="float" office:value="40" calcext:value-type="float">
            <text:p>40</text:p>
          </table:table-cell>
          <table:table-cell table:formula="of:=['file:///tmp/work/LibreOffice.Calc.Ref.20201005130116/src/namelist.ods'#$namelist.B41]" office:value-type="string" office:string-value="わの" calcext:value-type="string">
            <text:p>わの</text:p>
          </table:table-cell>
          <table:table-cell table:formula="of:=['file:///tmp/work/LibreOffice.Calc.Ref.20201005130116/src/namelist.ods'#$namelist.C41]" office:value-type="string" office:string-value="あさか" calcext:value-type="string">
            <text:p>あさか</text:p>
          </table:table-cell>
          <table:table-cell table:formula="of:=['file:///tmp/work/LibreOffice.Calc.Ref.20201005130116/src/namelist.ods'#$namelist.D41]" office:value-type="string" office:string-value="輪野" calcext:value-type="string">
            <text:p>輪野</text:p>
          </table:table-cell>
          <table:table-cell table:formula="of:=['file:///tmp/work/LibreOffice.Calc.Ref.20201005130116/src/namelist.ods'#$namelist.E41]" office:value-type="string" office:string-value="愛咲花" calcext:value-type="string">
            <text:p>愛咲花</text:p>
          </table:table-cell>
        </table:table-row>
        <table:table-row table:style-name="ro1">
          <table:table-cell table:formula="of:=['file:///tmp/work/LibreOffice.Calc.Ref.20201005130116/src/namelist.ods'#$namelist.A42]" office:value-type="float" office:value="0" calcext:value-type="float">
            <text:p>0</text:p>
          </table:table-cell>
          <table:table-cell table:formula="of:=['file:///tmp/work/LibreOffice.Calc.Ref.20201005130116/src/namelist.ods'#$namelist.B42]" office:value-type="float" office:value="0" calcext:value-type="float">
            <text:p>0</text:p>
          </table:table-cell>
          <table:table-cell table:formula="of:=['file:///tmp/work/LibreOffice.Calc.Ref.20201005130116/src/namelist.ods'#$namelist.C42]" office:value-type="float" office:value="0" calcext:value-type="float">
            <text:p>0</text:p>
          </table:table-cell>
          <table:table-cell table:formula="of:=['file:///tmp/work/LibreOffice.Calc.Ref.20201005130116/src/namelist.ods'#$namelist.D42]" office:value-type="float" office:value="0" calcext:value-type="float">
            <text:p>0</text:p>
          </table:table-cell>
          <table:table-cell table:formula="of:=['file:///tmp/work/LibreOffice.Calc.Ref.20201005130116/src/namelist.ods'#$namelist.E42]" office:value-type="float" office:value="0" calcext:value-type="float">
            <text:p>0</text:p>
          </table:table-cell>
        </table:table-row>
        <table:table-row table:style-name="ro1">
          <table:table-cell table:formula="of:=['file:///tmp/work/LibreOffice.Calc.Ref.20201005130116/src/namelist.ods'#$namelist.A43]" office:value-type="float" office:value="0" calcext:value-type="float">
            <text:p>0</text:p>
          </table:table-cell>
          <table:table-cell table:formula="of:=['file:///tmp/work/LibreOffice.Calc.Ref.20201005130116/src/namelist.ods'#$namelist.B43]" office:value-type="float" office:value="0" calcext:value-type="float">
            <text:p>0</text:p>
          </table:table-cell>
          <table:table-cell table:formula="of:=['file:///tmp/work/LibreOffice.Calc.Ref.20201005130116/src/namelist.ods'#$namelist.C43]" office:value-type="float" office:value="0" calcext:value-type="float">
            <text:p>0</text:p>
          </table:table-cell>
          <table:table-cell table:formula="of:=['file:///tmp/work/LibreOffice.Calc.Ref.20201005130116/src/namelist.ods'#$namelist.D43]" office:value-type="float" office:value="0" calcext:value-type="float">
            <text:p>0</text:p>
          </table:table-cell>
          <table:table-cell table:formula="of:=['file:///tmp/work/LibreOffice.Calc.Ref.20201005130116/src/namelist.ods'#$namelist.E43]" office:value-type="float" office:value="0" calcext:value-type="float">
            <text:p>0</text:p>
          </table:table-cell>
        </table:table-row>
        <table:table-row table:style-name="ro1">
          <table:table-cell table:formula="of:=['file:///tmp/work/LibreOffice.Calc.Ref.20201005130116/src/namelist.ods'#$namelist.A44]" office:value-type="float" office:value="0" calcext:value-type="float">
            <text:p>0</text:p>
          </table:table-cell>
          <table:table-cell table:formula="of:=['file:///tmp/work/LibreOffice.Calc.Ref.20201005130116/src/namelist.ods'#$namelist.B44]" office:value-type="float" office:value="0" calcext:value-type="float">
            <text:p>0</text:p>
          </table:table-cell>
          <table:table-cell table:formula="of:=['file:///tmp/work/LibreOffice.Calc.Ref.20201005130116/src/namelist.ods'#$namelist.C44]" office:value-type="float" office:value="0" calcext:value-type="float">
            <text:p>0</text:p>
          </table:table-cell>
          <table:table-cell table:formula="of:=['file:///tmp/work/LibreOffice.Calc.Ref.20201005130116/src/namelist.ods'#$namelist.D44]" office:value-type="float" office:value="0" calcext:value-type="float">
            <text:p>0</text:p>
          </table:table-cell>
          <table:table-cell table:formula="of:=['file:///tmp/work/LibreOffice.Calc.Ref.20201005130116/src/namelist.ods'#$namelist.E44]" office:value-type="float" office:value="0" calcext:value-type="float">
            <text:p>0</text:p>
          </table:table-cell>
        </table:table-row>
        <table:table-row table:style-name="ro1">
          <table:table-cell table:formula="of:=['file:///tmp/work/LibreOffice.Calc.Ref.20201005130116/src/namelist.ods'#$namelist.A45]" office:value-type="float" office:value="0" calcext:value-type="float">
            <text:p>0</text:p>
          </table:table-cell>
          <table:table-cell table:formula="of:=['file:///tmp/work/LibreOffice.Calc.Ref.20201005130116/src/namelist.ods'#$namelist.B45]" office:value-type="float" office:value="0" calcext:value-type="float">
            <text:p>0</text:p>
          </table:table-cell>
          <table:table-cell table:formula="of:=['file:///tmp/work/LibreOffice.Calc.Ref.20201005130116/src/namelist.ods'#$namelist.C45]" office:value-type="float" office:value="0" calcext:value-type="float">
            <text:p>0</text:p>
          </table:table-cell>
          <table:table-cell table:formula="of:=['file:///tmp/work/LibreOffice.Calc.Ref.20201005130116/src/namelist.ods'#$namelist.D45]" office:value-type="float" office:value="0" calcext:value-type="float">
            <text:p>0</text:p>
          </table:table-cell>
          <table:table-cell table:formula="of:=['file:///tmp/work/LibreOffice.Calc.Ref.20201005130116/src/namelist.ods'#$namelist.E45]" office:value-type="float" office:value="0" calcext:value-type="float">
            <text:p>0</text:p>
          </table:table-cell>
        </table:table-row>
        <table:table-row table:style-name="ro1">
          <table:table-cell table:formula="of:=['file:///tmp/work/LibreOffice.Calc.Ref.20201005130116/src/namelist.ods'#$namelist.A46]" office:value-type="float" office:value="0" calcext:value-type="float">
            <text:p>0</text:p>
          </table:table-cell>
          <table:table-cell table:formula="of:=['file:///tmp/work/LibreOffice.Calc.Ref.20201005130116/src/namelist.ods'#$namelist.B46]" office:value-type="float" office:value="0" calcext:value-type="float">
            <text:p>0</text:p>
          </table:table-cell>
          <table:table-cell table:formula="of:=['file:///tmp/work/LibreOffice.Calc.Ref.20201005130116/src/namelist.ods'#$namelist.C46]" office:value-type="float" office:value="0" calcext:value-type="float">
            <text:p>0</text:p>
          </table:table-cell>
          <table:table-cell table:formula="of:=['file:///tmp/work/LibreOffice.Calc.Ref.20201005130116/src/namelist.ods'#$namelist.D46]" office:value-type="float" office:value="0" calcext:value-type="float">
            <text:p>0</text:p>
          </table:table-cell>
          <table:table-cell table:formula="of:=['file:///tmp/work/LibreOffice.Calc.Ref.20201005130116/src/namelist.ods'#$namelist.E46]" office:value-type="float" office:value="0" calcext:value-type="float">
            <text:p>0</text:p>
          </table:table-cell>
        </table:table-row>
        <table:table-row table:style-name="ro1">
          <table:table-cell table:formula="of:=['file:///tmp/work/LibreOffice.Calc.Ref.20201005130116/src/namelist.ods'#$namelist.A47]" office:value-type="float" office:value="0" calcext:value-type="float">
            <text:p>0</text:p>
          </table:table-cell>
          <table:table-cell table:formula="of:=['file:///tmp/work/LibreOffice.Calc.Ref.20201005130116/src/namelist.ods'#$namelist.B47]" office:value-type="float" office:value="0" calcext:value-type="float">
            <text:p>0</text:p>
          </table:table-cell>
          <table:table-cell table:formula="of:=['file:///tmp/work/LibreOffice.Calc.Ref.20201005130116/src/namelist.ods'#$namelist.C47]" office:value-type="float" office:value="0" calcext:value-type="float">
            <text:p>0</text:p>
          </table:table-cell>
          <table:table-cell table:formula="of:=['file:///tmp/work/LibreOffice.Calc.Ref.20201005130116/src/namelist.ods'#$namelist.D47]" office:value-type="float" office:value="0" calcext:value-type="float">
            <text:p>0</text:p>
          </table:table-cell>
          <table:table-cell table:formula="of:=['file:///tmp/work/LibreOffice.Calc.Ref.20201005130116/src/namelist.ods'#$namelist.E47]" office:value-type="float" office:value="0" calcext:value-type="float">
            <text:p>0</text:p>
          </table:table-cell>
        </table:table-row>
      </table:table>
      <table:table table:name="'file:///tmp/work/LibreOffice.Calc.Ref.20201005130116/src/namelist.ods'#namelist" table:print="false" table:style-name="ta_extref">
        <table:table-source xlink:type="simple" xlink:href="../namelist.ods" table:table-name="namelist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あまね</text:p>
          </table:table-cell>
          <table:table-cell table:style-name="ce1" office:value-type="string">
            <text:p>よしたか</text:p>
          </table:table-cell>
          <table:table-cell table:style-name="ce1" office:value-type="string">
            <text:p>天根</text:p>
          </table:table-cell>
          <table:table-cell table:style-name="ce1" office:value-type="string">
            <text:p>祥尭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あんの</text:p>
          </table:table-cell>
          <table:table-cell table:style-name="ce1" office:value-type="string">
            <text:p>そうご</text:p>
          </table:table-cell>
          <table:table-cell table:style-name="ce1" office:value-type="string">
            <text:p>阿武</text:p>
          </table:table-cell>
          <table:table-cell table:style-name="ce1" office:value-type="string">
            <text:p>蒼吾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いしどしろ</text:p>
          </table:table-cell>
          <table:table-cell table:style-name="ce1" office:value-type="string">
            <text:p>ゆづき</text:p>
          </table:table-cell>
          <table:table-cell table:style-name="ce1" office:value-type="string">
            <text:p>石徹白</text:p>
          </table:table-cell>
          <table:table-cell table:style-name="ce1" office:value-type="string">
            <text:p>夕月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いずみかわ</text:p>
          </table:table-cell>
          <table:table-cell table:style-name="ce1" office:value-type="string">
            <text:p>こうたろう</text:p>
          </table:table-cell>
          <table:table-cell table:style-name="ce1" office:value-type="string">
            <text:p>泉川</text:p>
          </table:table-cell>
          <table:table-cell table:style-name="ce1" office:value-type="string">
            <text:p>皐太郎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おおうち</text:p>
          </table:table-cell>
          <table:table-cell table:style-name="ce1" office:value-type="string">
            <text:p>あこ</text:p>
          </table:table-cell>
          <table:table-cell table:style-name="ce1" office:value-type="string">
            <text:p>太内</text:p>
          </table:table-cell>
          <table:table-cell table:style-name="ce1" office:value-type="string">
            <text:p>碧子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おかもと</text:p>
          </table:table-cell>
          <table:table-cell table:style-name="ce1" office:value-type="string">
            <text:p>かいじ</text:p>
          </table:table-cell>
          <table:table-cell table:style-name="ce1" office:value-type="string">
            <text:p>丘本</text:p>
          </table:table-cell>
          <table:table-cell table:style-name="ce1" office:value-type="string">
            <text:p>快示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おぐに</text:p>
          </table:table-cell>
          <table:table-cell table:style-name="ce1" office:value-type="string">
            <text:p>しょうすけ</text:p>
          </table:table-cell>
          <table:table-cell table:style-name="ce1" office:value-type="string">
            <text:p>小國</text:p>
          </table:table-cell>
          <table:table-cell table:style-name="ce1" office:value-type="string">
            <text:p>章佑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おしもと</text:p>
          </table:table-cell>
          <table:table-cell table:style-name="ce1" office:value-type="string">
            <text:p>たくみ</text:p>
          </table:table-cell>
          <table:table-cell table:style-name="ce1" office:value-type="string">
            <text:p>押本</text:p>
          </table:table-cell>
          <table:table-cell table:style-name="ce1" office:value-type="string">
            <text:p>卓視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くらはら</text:p>
          </table:table-cell>
          <table:table-cell table:style-name="ce1" office:value-type="string">
            <text:p>あゆな</text:p>
          </table:table-cell>
          <table:table-cell table:style-name="ce1" office:value-type="string">
            <text:p>倉原</text:p>
          </table:table-cell>
          <table:table-cell table:style-name="ce1" office:value-type="string">
            <text:p>安優菜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くらはら</text:p>
          </table:table-cell>
          <table:table-cell table:style-name="ce1" office:value-type="string">
            <text:p>りきまる</text:p>
          </table:table-cell>
          <table:table-cell table:style-name="ce1" office:value-type="string">
            <text:p>倉原</text:p>
          </table:table-cell>
          <table:table-cell table:style-name="ce1" office:value-type="string">
            <text:p>理希丸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ごくだん</text:p>
          </table:table-cell>
          <table:table-cell table:style-name="ce1" office:value-type="string">
            <text:p>みさき</text:p>
          </table:table-cell>
          <table:table-cell table:style-name="ce1" office:value-type="string">
            <text:p>極檀</text:p>
          </table:table-cell>
          <table:table-cell table:style-name="ce1" office:value-type="string">
            <text:p>実紗己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ごほんぎ</text:p>
          </table:table-cell>
          <table:table-cell table:style-name="ce1" office:value-type="string">
            <text:p>つぐみ</text:p>
          </table:table-cell>
          <table:table-cell table:style-name="ce1" office:value-type="string">
            <text:p>五本木</text:p>
          </table:table-cell>
          <table:table-cell table:style-name="ce1" office:value-type="string">
            <text:p>壬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さこう</text:p>
          </table:table-cell>
          <table:table-cell table:style-name="ce1" office:value-type="string">
            <text:p>ひなの</text:p>
          </table:table-cell>
          <table:table-cell table:style-name="ce1" office:value-type="string">
            <text:p>左向</text:p>
          </table:table-cell>
          <table:table-cell table:style-name="ce1" office:value-type="string">
            <text:p>柊那乃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さとがた</text:p>
          </table:table-cell>
          <table:table-cell table:style-name="ce1" office:value-type="string">
            <text:p>さえり</text:p>
          </table:table-cell>
          <table:table-cell table:style-name="ce1" office:value-type="string">
            <text:p>里形</text:p>
          </table:table-cell>
          <table:table-cell table:style-name="ce1" office:value-type="string">
            <text:p>彩里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しばくら</text:p>
          </table:table-cell>
          <table:table-cell table:style-name="ce1" office:value-type="string">
            <text:p>しゅんた</text:p>
          </table:table-cell>
          <table:table-cell table:style-name="ce1" office:value-type="string">
            <text:p>柴倉</text:p>
          </table:table-cell>
          <table:table-cell table:style-name="ce1" office:value-type="string">
            <text:p>竣太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しばこうじ</text:p>
          </table:table-cell>
          <table:table-cell table:style-name="ce1" office:value-type="string">
            <text:p>あやな</text:p>
          </table:table-cell>
          <table:table-cell table:style-name="ce1" office:value-type="string">
            <text:p>芝小路</text:p>
          </table:table-cell>
          <table:table-cell table:style-name="ce1" office:value-type="string">
            <text:p>彬奈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しまばら</text:p>
          </table:table-cell>
          <table:table-cell table:style-name="ce1" office:value-type="string">
            <text:p>まさき</text:p>
          </table:table-cell>
          <table:table-cell table:style-name="ce1" office:value-type="string">
            <text:p>嶋原</text:p>
          </table:table-cell>
          <table:table-cell table:style-name="ce1" office:value-type="string">
            <text:p>雅葵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しんごく</text:p>
          </table:table-cell>
          <table:table-cell table:style-name="ce1" office:value-type="string">
            <text:p>やすあき</text:p>
          </table:table-cell>
          <table:table-cell table:style-name="ce1" office:value-type="string">
            <text:p>新極</text:p>
          </table:table-cell>
          <table:table-cell table:style-name="ce1" office:value-type="string">
            <text:p>靖明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しんじゃく</text:p>
          </table:table-cell>
          <table:table-cell table:style-name="ce1" office:value-type="string">
            <text:p>こうせい</text:p>
          </table:table-cell>
          <table:table-cell table:style-name="ce1" office:value-type="string">
            <text:p>新尺</text:p>
          </table:table-cell>
          <table:table-cell table:style-name="ce1" office:value-type="string">
            <text:p>皐星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じょうこうじ</text:p>
          </table:table-cell>
          <table:table-cell table:style-name="ce1" office:value-type="string">
            <text:p>かよ</text:p>
          </table:table-cell>
          <table:table-cell table:style-name="ce1" office:value-type="string">
            <text:p>城光寺</text:p>
          </table:table-cell>
          <table:table-cell table:style-name="ce1" office:value-type="string">
            <text:p>カヨ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すがやま</text:p>
          </table:table-cell>
          <table:table-cell table:style-name="ce1" office:value-type="string">
            <text:p>みくり</text:p>
          </table:table-cell>
          <table:table-cell table:style-name="ce1" office:value-type="string">
            <text:p>菅山</text:p>
          </table:table-cell>
          <table:table-cell table:style-name="ce1" office:value-type="string">
            <text:p>実空里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たきひら</text:p>
          </table:table-cell>
          <table:table-cell table:style-name="ce1" office:value-type="string">
            <text:p>あさみ</text:p>
          </table:table-cell>
          <table:table-cell table:style-name="ce1" office:value-type="string">
            <text:p>滝平</text:p>
          </table:table-cell>
          <table:table-cell table:style-name="ce1" office:value-type="string">
            <text:p>愛桜美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たちなり</text:p>
          </table:table-cell>
          <table:table-cell table:style-name="ce1" office:value-type="string">
            <text:p>しょういちろう</text:p>
          </table:table-cell>
          <table:table-cell table:style-name="ce1" office:value-type="string">
            <text:p>立成</text:p>
          </table:table-cell>
          <table:table-cell table:style-name="ce1" office:value-type="string">
            <text:p>彰一朗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ちかひら</text:p>
          </table:table-cell>
          <table:table-cell table:style-name="ce1" office:value-type="string">
            <text:p>たまよ</text:p>
          </table:table-cell>
          <table:table-cell table:style-name="ce1" office:value-type="string">
            <text:p>近平</text:p>
          </table:table-cell>
          <table:table-cell table:style-name="ce1" office:value-type="string">
            <text:p>多磨代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string">
            <text:p>ちょうえい</text:p>
          </table:table-cell>
          <table:table-cell table:style-name="ce1" office:value-type="string">
            <text:p>れいみ</text:p>
          </table:table-cell>
          <table:table-cell table:style-name="ce1" office:value-type="string">
            <text:p>長栄</text:p>
          </table:table-cell>
          <table:table-cell table:style-name="ce1" office:value-type="string">
            <text:p>玲未</text:p>
          </table:table-cell>
        </table:table-row>
        <table:table-row>
          <table:table-cell table:style-name="ce1" office:value-type="float" office:value="26">
            <text:p>26</text:p>
          </table:table-cell>
          <table:table-cell table:style-name="ce1" office:value-type="string">
            <text:p>とねがわ</text:p>
          </table:table-cell>
          <table:table-cell table:style-name="ce1" office:value-type="string">
            <text:p>みおな</text:p>
          </table:table-cell>
          <table:table-cell table:style-name="ce1" office:value-type="string">
            <text:p>舎川</text:p>
          </table:table-cell>
          <table:table-cell table:style-name="ce1" office:value-type="string">
            <text:p>澪名</text:p>
          </table:table-cell>
        </table:table-row>
        <table:table-row>
          <table:table-cell table:style-name="ce1" office:value-type="float" office:value="27">
            <text:p>27</text:p>
          </table:table-cell>
          <table:table-cell table:style-name="ce1" office:value-type="string">
            <text:p>はんじ</text:p>
          </table:table-cell>
          <table:table-cell table:style-name="ce1" office:value-type="string">
            <text:p>ゆうき</text:p>
          </table:table-cell>
          <table:table-cell table:style-name="ce1" office:value-type="string">
            <text:p>判治</text:p>
          </table:table-cell>
          <table:table-cell table:style-name="ce1" office:value-type="string">
            <text:p>優規</text:p>
          </table:table-cell>
        </table:table-row>
        <table:table-row>
          <table:table-cell table:style-name="ce1" office:value-type="float" office:value="28">
            <text:p>28</text:p>
          </table:table-cell>
          <table:table-cell table:style-name="ce1" office:value-type="string">
            <text:p>ひがしだ</text:p>
          </table:table-cell>
          <table:table-cell table:style-name="ce1" office:value-type="string">
            <text:p>あきほ</text:p>
          </table:table-cell>
          <table:table-cell table:style-name="ce1" office:value-type="string">
            <text:p>東田</text:p>
          </table:table-cell>
          <table:table-cell table:style-name="ce1" office:value-type="string">
            <text:p>晶保</text:p>
          </table:table-cell>
        </table:table-row>
        <table:table-row>
          <table:table-cell table:style-name="ce1" office:value-type="float" office:value="29">
            <text:p>29</text:p>
          </table:table-cell>
          <table:table-cell table:style-name="ce1" office:value-type="string">
            <text:p>ひだに</text:p>
          </table:table-cell>
          <table:table-cell table:style-name="ce1" office:value-type="string">
            <text:p>みはる</text:p>
          </table:table-cell>
          <table:table-cell table:style-name="ce1" office:value-type="string">
            <text:p>比谷</text:p>
          </table:table-cell>
          <table:table-cell table:style-name="ce1" office:value-type="string">
            <text:p>海悠</text:p>
          </table:table-cell>
        </table:table-row>
        <table:table-row>
          <table:table-cell table:style-name="ce1" office:value-type="float" office:value="30">
            <text:p>30</text:p>
          </table:table-cell>
          <table:table-cell table:style-name="ce1" office:value-type="string">
            <text:p>ひゃくとみ</text:p>
          </table:table-cell>
          <table:table-cell table:style-name="ce1" office:value-type="string">
            <text:p>としみつ</text:p>
          </table:table-cell>
          <table:table-cell table:style-name="ce1" office:value-type="string">
            <text:p>百富</text:p>
          </table:table-cell>
          <table:table-cell table:style-name="ce1" office:value-type="string">
            <text:p>英美</text:p>
          </table:table-cell>
        </table:table-row>
        <table:table-row>
          <table:table-cell table:style-name="ce1" office:value-type="float" office:value="31">
            <text:p>31</text:p>
          </table:table-cell>
          <table:table-cell table:style-name="ce1" office:value-type="string">
            <text:p>ふじなわ</text:p>
          </table:table-cell>
          <table:table-cell table:style-name="ce1" office:value-type="string">
            <text:p>わかな</text:p>
          </table:table-cell>
          <table:table-cell table:style-name="ce1" office:value-type="string">
            <text:p>冨士縄</text:p>
          </table:table-cell>
          <table:table-cell table:style-name="ce1" office:value-type="string">
            <text:p>禾榎和</text:p>
          </table:table-cell>
        </table:table-row>
        <table:table-row>
          <table:table-cell table:style-name="ce1" office:value-type="float" office:value="32">
            <text:p>32</text:p>
          </table:table-cell>
          <table:table-cell table:style-name="ce1" office:value-type="string">
            <text:p>ふせぎ</text:p>
          </table:table-cell>
          <table:table-cell table:style-name="ce1" office:value-type="string">
            <text:p>しゅんのすけ</text:p>
          </table:table-cell>
          <table:table-cell table:style-name="ce1" office:value-type="string">
            <text:p>伏木</text:p>
          </table:table-cell>
          <table:table-cell table:style-name="ce1" office:value-type="string">
            <text:p>淳之介</text:p>
          </table:table-cell>
        </table:table-row>
        <table:table-row>
          <table:table-cell table:style-name="ce1" office:value-type="float" office:value="33">
            <text:p>33</text:p>
          </table:table-cell>
          <table:table-cell table:style-name="ce1" office:value-type="string">
            <text:p>ふだもと</text:p>
          </table:table-cell>
          <table:table-cell table:style-name="ce1" office:value-type="string">
            <text:p>まさお</text:p>
          </table:table-cell>
          <table:table-cell table:style-name="ce1" office:value-type="string">
            <text:p>札元</text:p>
          </table:table-cell>
          <table:table-cell table:style-name="ce1" office:value-type="string">
            <text:p>正緒</text:p>
          </table:table-cell>
        </table:table-row>
        <table:table-row>
          <table:table-cell table:style-name="ce1" office:value-type="float" office:value="34">
            <text:p>34</text:p>
          </table:table-cell>
          <table:table-cell table:style-name="ce1" office:value-type="string">
            <text:p>まちや</text:p>
          </table:table-cell>
          <table:table-cell table:style-name="ce1" office:value-type="string">
            <text:p>たいこう</text:p>
          </table:table-cell>
          <table:table-cell table:style-name="ce1" office:value-type="string">
            <text:p>町谷</text:p>
          </table:table-cell>
          <table:table-cell table:style-name="ce1" office:value-type="string">
            <text:p>大甲</text:p>
          </table:table-cell>
        </table:table-row>
        <table:table-row>
          <table:table-cell table:style-name="ce1" office:value-type="float" office:value="35">
            <text:p>35</text:p>
          </table:table-cell>
          <table:table-cell table:style-name="ce1" office:value-type="string">
            <text:p>みたに</text:p>
          </table:table-cell>
          <table:table-cell table:style-name="ce1" office:value-type="string">
            <text:p>ただひで</text:p>
          </table:table-cell>
          <table:table-cell table:style-name="ce1" office:value-type="string">
            <text:p>美谷</text:p>
          </table:table-cell>
          <table:table-cell table:style-name="ce1" office:value-type="string">
            <text:p>唯偉</text:p>
          </table:table-cell>
        </table:table-row>
        <table:table-row>
          <table:table-cell table:style-name="ce1" office:value-type="float" office:value="36">
            <text:p>36</text:p>
          </table:table-cell>
          <table:table-cell table:style-name="ce1" office:value-type="string">
            <text:p>みつゆ</text:p>
          </table:table-cell>
          <table:table-cell table:style-name="ce1" office:value-type="string">
            <text:p>あゆか</text:p>
          </table:table-cell>
          <table:table-cell table:style-name="ce1" office:value-type="string">
            <text:p>三露</text:p>
          </table:table-cell>
          <table:table-cell table:style-name="ce1" office:value-type="string">
            <text:p>鮎華</text:p>
          </table:table-cell>
        </table:table-row>
        <table:table-row>
          <table:table-cell table:style-name="ce1" office:value-type="float" office:value="37">
            <text:p>37</text:p>
          </table:table-cell>
          <table:table-cell table:style-name="ce1" office:value-type="string">
            <text:p>もんの</text:p>
          </table:table-cell>
          <table:table-cell table:style-name="ce1" office:value-type="string">
            <text:p>まゆ</text:p>
          </table:table-cell>
          <table:table-cell table:style-name="ce1" office:value-type="string">
            <text:p>門野</text:p>
          </table:table-cell>
          <table:table-cell table:style-name="ce1" office:value-type="string">
            <text:p>真弓</text:p>
          </table:table-cell>
        </table:table-row>
        <table:table-row>
          <table:table-cell table:style-name="ce1" office:value-type="float" office:value="38">
            <text:p>38</text:p>
          </table:table-cell>
          <table:table-cell table:style-name="ce1" office:value-type="string">
            <text:p>やえしま</text:p>
          </table:table-cell>
          <table:table-cell table:style-name="ce1" office:value-type="string">
            <text:p>れいき</text:p>
          </table:table-cell>
          <table:table-cell table:style-name="ce1" office:value-type="string">
            <text:p>八重嶋</text:p>
          </table:table-cell>
          <table:table-cell table:style-name="ce1" office:value-type="string">
            <text:p>黎輝</text:p>
          </table:table-cell>
        </table:table-row>
        <table:table-row>
          <table:table-cell table:style-name="ce1" office:value-type="float" office:value="39">
            <text:p>39</text:p>
          </table:table-cell>
          <table:table-cell table:style-name="ce1" office:value-type="string">
            <text:p>わだぐり</text:p>
          </table:table-cell>
          <table:table-cell table:style-name="ce1" office:value-type="string">
            <text:p>けいすけ</text:p>
          </table:table-cell>
          <table:table-cell table:style-name="ce1" office:value-type="string">
            <text:p>和田栗</text:p>
          </table:table-cell>
          <table:table-cell table:style-name="ce1" office:value-type="string">
            <text:p>圭將</text:p>
          </table:table-cell>
        </table:table-row>
        <table:table-row>
          <table:table-cell table:style-name="ce1" office:value-type="float" office:value="40">
            <text:p>40</text:p>
          </table:table-cell>
          <table:table-cell table:style-name="ce1" office:value-type="string">
            <text:p>わの</text:p>
          </table:table-cell>
          <table:table-cell table:style-name="ce1" office:value-type="string">
            <text:p>あさか</text:p>
          </table:table-cell>
          <table:table-cell table:style-name="ce1" office:value-type="string">
            <text:p>輪野</text:p>
          </table:table-cell>
          <table:table-cell table:style-name="ce1" office:value-type="string">
            <text:p>愛咲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00/00/00</text:date>, <text:time style:data-style-name="N2" text:time-value="13:43:52.1819406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12:23.812250571</meta:creation-date>
    <dc:date>2020-10-05T13:44:00.386060764</dc:date>
    <meta:editing-duration>PT17M30S</meta:editing-duration>
    <meta:editing-cycles>4</meta:editing-cycles>
    <meta:generator>LibreOffice/6.1.5.2$Linux_ARM_EABI LibreOffice_project/10$Build-2</meta:generator>
    <meta:document-statistic meta:table-count="1" meta:cell-count="230" meta:object-count="0"/>
  </office:meta>
</office:document-meta>
</file>